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764in" fo:margin-left="-0.0243in" fo:break-before="auto" fo:break-after="auto" table:align="left"/>
    </style:style>
    <style:style style:name="Table2.A" style:family="table-column">
      <style:table-column-properties style:column-width="0.0201in"/>
    </style:style>
    <style:style style:name="Table2.B" style:family="table-column">
      <style:table-column-properties style:column-width="4.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1.1563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2.D2" style:family="table-cell">
      <style:table-cell-properties style:vertical-align="middle" fo:padding="0.0403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3" style:family="paragraph" style:parent-style-name="Normal">
      <style:paragraph-properties fo:text-align="center" style:justify-single-word="false" fo:break-before="page"/>
      <style:text-properties style:font-name="Times New Roman" officeooo:paragraph-rsid="0027bc2e"/>
    </style:style>
    <style:style style:name="P4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7bc2e"/>
    </style:style>
    <style:style style:name="P5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e6f1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1" style:family="paragraph" style:parent-style-name="Table_20_Contents">
      <style:text-properties style:font-name="Times New Roman" officeooo:rsid="003c9d6c" officeooo:paragraph-rsid="0027bc2e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4a5b" fo:background-color="#ffffff"/>
    </style:style>
    <style:style style:name="P13" style:family="paragraph" style:parent-style-name="Table_20_Contents">
      <style:text-properties style:font-name="Times New Roman" officeooo:rsid="003c9d6c" officeooo:paragraph-rsid="0027bc2e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rsid="003c9d6c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e2b3b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464a5b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27bc2e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Times New Roman" fo:font-size="10pt" officeooo:paragraph-rsid="00464a5b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officeooo:paragraph-rsid="004d0c4e"/>
    </style:style>
    <style:style style:name="P24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3a9bf0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4a5b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4a5b" style:font-size-asian="10pt" style:font-weight-asian="normal" style:font-size-complex="10pt" style:font-weight-complex="normal"/>
    </style:style>
    <style:style style:name="P2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4df748"/>
    </style:style>
    <style:style style:name="P28" style:family="paragraph" style:parent-style-name="Standard">
      <style:text-properties officeooo:paragraph-rsid="004df748"/>
    </style:style>
    <style:style style:name="P29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df748" style:font-size-asian="24pt" style:font-weight-asian="bold" style:font-size-complex="24pt" style:font-weight-complex="bold"/>
    </style:style>
    <style:style style:name="P30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df748"/>
    </style:style>
    <style:style style:name="P31" style:family="paragraph" style:parent-style-name="Table_20_Contents">
      <style:text-properties style:font-name="Times New Roman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paragraph-rsid="004df748"/>
    </style:style>
    <style:style style:name="P33" style:family="paragraph" style:parent-style-name="Table_20_Contents">
      <style:text-properties style:font-name="Times New Roman" officeooo:rsid="0048a07b" officeooo:paragraph-rsid="004df748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officeooo:paragraph-rsid="004df748"/>
    </style:style>
    <style:style style:name="P35" style:family="paragraph" style:parent-style-name="Table_20_Contents">
      <style:text-properties style:font-name="Times New Roman" officeooo:paragraph-rsid="004df748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df74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df748" fo:background-color="#ffffff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df748"/>
    </style:style>
    <style:style style:name="P3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officeooo:paragraph-rsid="004df748" style:font-size-asian="24pt" style:font-weight-asian="bold" style:font-size-complex="24pt" style:font-weight-complex="bold"/>
    </style:style>
    <style:style style:name="P40" style:family="paragraph" style:parent-style-name="Table_20_Contents">
      <style:paragraph-properties fo:margin-top="0.1201in" fo:margin-bottom="0in" loext:contextual-spacing="false" fo:text-align="end" style:justify-single-word="false"/>
      <style:text-properties style:font-name="Times New Roman" officeooo:rsid="003648a3" officeooo:paragraph-rsid="004df748"/>
    </style:style>
    <style:style style:name="P4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df748"/>
    </style:style>
    <style:style style:name="P42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4df748" fo:background-color="#666666" style:font-size-asian="12pt" style:font-weight-asian="bold" style:font-size-complex="12pt" style:font-weight-complex="bold"/>
    </style:style>
    <style:style style:name="P43" style:family="paragraph" style:parent-style-name="Normal">
      <style:paragraph-properties fo:line-height="100%" fo:text-align="center" style:justify-single-word="false" fo:break-before="page"/>
      <style:text-properties style:font-name="Times New Roman" fo:font-size="2pt" officeooo:paragraph-rsid="004df748" style:font-size-asian="2pt" style:font-size-complex="2pt"/>
    </style:style>
    <style:style style:name="P44" style:family="paragraph" style:parent-style-name="Normal">
      <style:paragraph-properties fo:text-align="center" style:justify-single-word="false" fo:break-before="page"/>
      <style:text-properties style:font-name="Times New Roman" officeooo:rsid="004a6c09" officeooo:paragraph-rsid="004df748"/>
    </style:style>
    <style:style style:name="P45" style:family="paragraph" style:parent-style-name="Normal">
      <style:paragraph-properties fo:text-align="center" style:justify-single-word="false" fo:break-before="page"/>
      <style:text-properties style:font-name="Times New Roman" fo:font-size="12pt" officeooo:rsid="004a6c09" officeooo:paragraph-rsid="004df748"/>
    </style:style>
    <style:style style:name="P4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rsid="004a6c09" officeooo:paragraph-rsid="004df748" fo:background-color="#666666" style:font-size-asian="12pt" style:font-weight-asian="bold" style:font-size-complex="12pt" style:font-weight-complex="bold"/>
    </style:style>
    <style:style style:name="P4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df748" fo:background-color="#666666" style:font-size-asian="12pt" style:font-weight-asian="bold" style:font-size-complex="12pt" style:font-weight-complex="bold"/>
    </style:style>
    <style:style style:name="P48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4a6c09" officeooo:paragraph-rsid="004df748"/>
    </style:style>
    <style:style style:name="T1" style:family="text">
      <style:text-properties fo:color="#000000" officeooo:rsid="002e2b3b"/>
    </style:style>
    <style:style style:name="T2" style:family="text">
      <style:text-properties fo:color="#000000" officeooo:rsid="00ddbb8b"/>
    </style:style>
    <style:style style:name="T3" style:family="text">
      <style:text-properties fo:color="#000000" style:font-name="Times New Roman" officeooo:rsid="0031949f"/>
    </style:style>
    <style:style style:name="T4" style:family="text">
      <style:text-properties fo:color="#000000" style:font-name="Times New Roman" officeooo:rsid="003bc110"/>
    </style:style>
    <style:style style:name="T5" style:family="text">
      <style:text-properties fo:color="#000000" style:font-name="Times New Roman" officeooo:rsid="003ceb68"/>
    </style:style>
    <style:style style:name="T6" style:family="text">
      <style:text-properties fo:color="#000000" style:font-name="Times New Roman" officeooo:rsid="00ddbb8b"/>
    </style:style>
    <style:style style:name="T7" style:family="text">
      <style:text-properties fo:color="#000000" style:font-name="Times New Roman" officeooo:rsid="003c9d6c"/>
    </style:style>
    <style:style style:name="T8" style:family="text">
      <style:text-properties fo:color="#000000" style:font-name="Times New Roman" officeooo:rsid="003dd3a4"/>
    </style:style>
    <style:style style:name="T9" style:family="text">
      <style:text-properties officeooo:rsid="003c9d6c"/>
    </style:style>
    <style:style style:name="T10" style:family="text">
      <style:text-properties style:use-window-font-color="true" style:font-name="Times New Roman" officeooo:rsid="003c9d6c"/>
    </style:style>
    <style:style style:name="T11" style:family="text">
      <style:text-properties style:use-window-font-color="true" style:font-name="Times New Roman" officeooo:rsid="003c9d6c" fo:background-color="#ffffff" loext:char-shading-value="0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fo:language="en" fo:country="US" officeooo:rsid="004df748"/>
    </style:style>
    <style:style style:name="T17" style:family="text">
      <style:text-properties officeooo:rsid="00fe26bd"/>
    </style:style>
    <style:style style:name="T18" style:family="text">
      <style:text-properties fo:color="#ffffff" fo:background-color="#666666" loext:char-shading-value="0"/>
    </style:style>
    <style:style style:name="T19" style:family="text">
      <style:text-properties fo:color="#ffffff" officeooo:rsid="003bce78" fo:background-color="#666666" loext:char-shading-value="0"/>
    </style:style>
    <style:style style:name="T20" style:family="text">
      <style:text-properties fo:color="#ffffff" fo:font-weight="bold" fo:background-color="#666666" loext:char-shading-value="0" style:font-weight-asian="bold" style:font-weight-complex="bold"/>
    </style:style>
    <style:style style:name="T21" style:family="text">
      <style:text-properties fo:color="#ffffff" fo:font-weight="bold" officeooo:rsid="004c0c53" fo:background-color="#666666" loext:char-shading-value="0" style:font-weight-asian="bold" style:font-weight-complex="bold"/>
    </style:style>
    <style:style style:name="T22" style:family="text">
      <style:text-properties fo:color="#ffffff" officeooo:rsid="005233da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c9d6c" fo:background-color="#ffffff" loext:char-shading-value="0"/>
    </style:style>
    <style:style style:name="T27" style:family="text">
      <style:text-properties style:font-name="Times New Roman" officeooo:rsid="003c9d6c"/>
    </style:style>
    <style:style style:name="T28" style:family="text">
      <style:text-properties style:font-name="Times New Roman" officeooo:rsid="0038d00e"/>
    </style:style>
    <style:style style:name="T29" style:family="text">
      <style:text-properties fo:font-size="12pt" officeooo:rsid="002c9e8d" style:font-size-asian="12pt" style:font-name-complex="Book Antiqua" style:font-size-complex="12pt"/>
    </style:style>
    <style:style style:name="T30" style:family="text">
      <style:text-properties fo:font-size="12pt" officeooo:rsid="0036ad29"/>
    </style:style>
    <style:style style:name="T31" style:family="text">
      <style:text-properties officeooo:rsid="00523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31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8"/>
      <text:p text:style-name="P8"/>
      <text:p text:style-name="P9"/>
      <text:p text:style-name="P9"/>
      <text:p text:style-name="P9"/>
      <text:p text:style-name="P9"/>
      <text:p text:style-name="P10">C<text:span text:style-name="T17">ertidão De Inscrição</text:span></text:p>
      <text:p text:style-name="P10"/>
      <text:p text:style-name="P27"><text:span text:style-name="T29"><text:text-input text:description="${responsibleNameFunction}">${responsibleNameFunction}</text:text-input></text:span><text:span text:style-name="T9"> da </text:span><text:span text:style-name="T2">Faculdade de </text:span><text:span text:style-name="T1">Medicina Veterinária</text:span><text:span text:style-name="T2"> da Universidade de Lisboa,</text:span></text:p>
      <text:p text:style-name="P30"><text:span text:style-name="T27">Certifica, em face dos registos existentes nesta Faculdade, que </text:span><text:span text:style-name="T3">que </text:span><text:span text:style-name="T4"><text:text-input text:description="${studentName}">${studentName}</text:text-input></text:span><text:span text:style-name="T3">, </text:span><text:span text:style-name="T4">alun</text:span><text:span text:style-name="T4"><text:text-input text:description="${genderVogal}">${genderVogal}</text:text-input></text:span><text:span text:style-name="T3"> n.º </text:span><text:span text:style-name="T4"><text:text-input text:description="${registrationNumber}">${registrationNumber}</text:text-input></text:span><text:span text:style-name="T3">, </text:span><text:span text:style-name="T4">nascid</text:span><text:span text:style-name="T4"><text:text-input text:description="${genderVogal}">${genderVogal}</text:text-input></text:span><text:span text:style-name="T3"> a </text:span><text:span text:style-name="T5"><text:text-input text:description="${birthDateExtended}">${birthDateExtended}</text:text-input></text:span><text:span text:style-name="T3">, </text:span><text:span text:style-name="T5">portador</text:span><text:span text:style-name="T5"><text:text-input text:description="${genderVogalFemale}">${genderVogalFemale}</text:text-input></text:span><text:span text:style-name="T3"> do</text:span><text:span text:style-name="T10"> </text:span><text:span text:style-name="T5"><text:text-input text:description="${idDocumentType}">${idDocumentType}</text:text-input></text:span><text:span text:style-name="T11"> n.º</text:span><text:span text:style-name="T6"> </text:span><text:span text:style-name="T6"><text:text-input text:description="${idDocumentNumber}">${idDocumentNumber}</text:text-input></text:span><text:span text:style-name="T7">, </text:span><text:span text:style-name="T8">filh</text:span><text:span text:style-name="T8"><text:text-input text:description="${genderVogal}">${genderVogal}</text:text-input></text:span><text:span text:style-name="T7"> de </text:span><text:span text:style-name="T8"><text:text-input text:description="${fatherName}">${fatherName}</text:text-input></text:span><text:span text:style-name="T7"> e de </text:span><text:span text:style-name="T8"><text:text-input text:description="${motherName}">${motherName}</text:text-input></text:span><text:span text:style-name="T7">,</text:span><text:span text:style-name="T27"> está inscrit</text:span><text:span text:style-name="T28"><text:text-input text:description="${genderVogal}">${genderVogal}</text:text-input></text:span><text:span text:style-name="T27"> no Curso de </text:span><text:span text:style-name="T27"><text:text-input text:description="${degreeType}">${degreeType}</text:text-input></text:span><text:span text:style-name="T28"> em </text:span><text:span text:style-name="T28"><text:text-input text:description="${degreeName}">${degreeName}</text:text-input></text:span><text:span text:style-name="T27">, </text:span><text:span text:style-name="T26">no ano </text:span><text:span text:style-name="T27">letivo de </text:span><text:span text:style-name="T28"><text:text-input text:description="${endSentence}">${endSentence}</text:text-input></text:span></text:p>
      <text:p text:style-name="P11"/>
      <text:p text:style-name="P35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6"><text:text-input text:description="${ucLabel}">${ucLabel}</text:text-input></text:p>
          </table:table-cell>
          <table:table-cell table:style-name="Table2.A1" office:value-type="string">
            <text:p text:style-name="P42">Semestre</text:p>
          </table:table-cell>
          <table:table-cell table:style-name="Table2.A1" office:value-type="string">
            <text:p text:style-name="P47">ECTS</text:p>
          </table:table-cell>
        </table:table-row>
        <table:table-row table:style-name="Table2.2">
          <table:table-cell table:style-name="Table2.A2" office:value-type="string">
            <text:p text:style-name="P28"><text:text-input text:description="@after-row[/#list]">@before-row[#list normalEnrolmentsList as el][@enrolmentsDescription el/]</text:text-input><text:span text:style-name="T22">ll</text:span><text:span text:style-name="T31"><text:text-input text:description="@after-row[/#list]">@after-row[/#list]</text:text-input></text:span> </text:p>
          </table:table-cell>
          <table:table-cell table:style-name="Table2.B2" office:value-type="string">
            <text:p text:style-name="P48"><text:text-input text:description="${enrolmentName}">${_enrolmentName}</text:text-input></text:p>
          </table:table-cell>
          <table:table-cell table:style-name="Table2.C2" office:value-type="string">
            <text:p text:style-name="P44"><text:text-input text:description="${semester}">${_semester}</text:text-input></text:p>
          </table:table-cell>
          <table:table-cell table:style-name="Table2.D2" office:value-type="string">
            <text:p text:style-name="P45"><text:text-input text:description="${etcs}">${_etcs}</text:text-input></text:p>
          </table:table-cell>
        </table:table-row>
      </table:table>
      <text:p text:style-name="P40"><text:span text:style-name="T18"><text:s text:c="2"/>Total UCs: </text:span><text:span text:style-name="T20"><text:text-input text:description="${totalNormalEnrolments}">${totalEnrolments}</text:text-input></text:span><text:span text:style-name="T18"> <text:s/></text:span><text:s text:c="8"/><text:span text:style-name="T18"><text:s text:c="2"/></text:span><text:span text:style-name="T19">T</text:span><text:span text:style-name="T18">otal ECTS: </text:span><text:span text:style-name="T21">${totalEcts}</text:span></text:p>
      <text:p text:style-name="P35"><text:text-input text:description="[/#if]">[/#if]</text:text-input></text:p>
      <text:p text:style-name="P33"><text:text-input text:description="${documentPurposeType}">${documentPurposeType}</text:text-input></text:p>
      <text:p text:style-name="P34"/>
      <text:p text:style-name="P32"><text:span text:style-name="T30">O presente certificado é emitido em conformidade com o disposto no Decreto-Lei n.º 266-E/2012, de 31 de dezembro, e demais disposições legais em vigor, sendo firmado com o selo branco em uso nesta Faculdade.</text:span></text:p>
      <text:p text:style-name="P20"/>
      <text:p text:style-name="P15"/>
      <text:p text:style-name="P16"><text:span text:style-name="T2">Faculdade de </text:span><text:span text:style-name="T1">Medicina Veterinária</text:span><text:span text:style-name="T2"> da Universidade de Lisboa</text:span><text:span text:style-name="T14">, em </text:span><text:span text:style-name="T16"><text:text-input text:description="${currentDateExtended}">${currentDateExtended}</text:text-input></text:span><text:span text:style-name="T12">.</text:span></text:p>
      <text:p text:style-name="P17"/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1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36"><text:text-input text:description="${priceTag}">${priceTag}</text:text-input></text:p>
          </table:table-cell>
          <table:table-cell table:style-name="Table3.A2" office:value-type="string">
            <text:p text:style-name="P37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8"><text:text-input text:description="${responsibleName}">${responsibleName}</text:text-input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2:37:00.574558000</dc:date>
    <meta:editing-duration>PT1H21M58S</meta:editing-duration>
    <meta:editing-cycles>59</meta:editing-cycles>
    <meta:generator>LibreOffice/5.0.3.2$Linux_X86_64 LibreOffice_project/e5f16313668ac592c1bfb310f4390624e3dbfb75</meta:generator>
    <dc:creator>JNPA </dc:creator>
    <meta:document-statistic meta:table-count="3" meta:image-count="0" meta:object-count="0" meta:page-count="1" meta:paragraph-count="21" meta:word-count="572" meta:character-count="6305" meta:non-whitespace-character-count="5548"/>
  </office:meta>
</office:document-meta>
</file>